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ring length</text:p>
          </table:table-cell>
          <table:table-cell table:style-name="ce1" office:value-type="string" calcext:value-type="string">
            <text:p>normalized avg. edit distance (n! Samples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! tria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tarting here: n = 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7" calcext:value-type="float">
            <text:p>0.9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28:35.548453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08:14:05.843576401</meta:creation-date>
    <dc:date>2020-09-16T10:05:17.044521250</dc:date>
    <meta:editing-duration>PT42M11S</meta:editing-duration>
    <meta:editing-cycles>2</meta:editing-cycles>
    <meta:generator>LibreOffice/6.0.7.3$Linux_X86_64 LibreOffice_project/00m0$Build-3</meta:generator>
    <meta:document-statistic meta:table-count="1" meta:cell-count="42" meta:object-count="0"/>
  </office:meta>
</office:document-meta>
</file>